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Diamond_20_unfilled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fill="none" draw:textarea-vertical-align="middle"/>
    </style:style>
    <style:style style:name="gr9" style:family="graphic" style:parent-style-name="objectwithoutfill">
      <style:graphic-properties draw:marker-start="Diamond_20_unfilled" draw:fill="none" draw:textarea-vertical-align="middle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Ultrafine_20_Dashed"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4cm"/>
    </style:style>
    <style:style style:name="gr14" style:family="graphic" style:parent-style-name="objectwithoutfill">
      <style:graphic-properties draw:marker-end="Diamond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4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Diamond" draw:fill="none" draw:textarea-vertical-align="middle"/>
    </style:style>
    <style:style style:name="gr18" style:family="graphic" style:parent-style-name="objectwithoutfill">
      <style:graphic-properties draw:marker-end="Short_20_line_20_Arrow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22" style:family="graphic" style:parent-style-name="objectwithoutfill">
      <style:graphic-properties draw:stroke="solid" draw:stroke-dash="Ultrafine_20_Dashed"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4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style-name="Italic" style:font-family-generic="roman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0.635cm" svg:x="5.626cm" svg:y="5.618cm">
          <text:p text:style-name="P1"><text:span text:style-name="T1">Recommender</text:span></text:p>
        </draw:rect>
        <draw:rect draw:style-name="gr1" draw:text-style-name="P2" xml:id="id5" draw:id="id5" draw:layer="layout" svg:width="1.524cm" svg:height="0.629cm" svg:x="4.975cm" svg:y="4.173cm">
          <text:p text:style-name="P1"><text:span text:style-name="T1">Dataset</text:span></text:p>
        </draw:rect>
        <draw:rect draw:style-name="gr1" draw:text-style-name="P2" xml:id="id6" draw:id="id6" draw:layer="layout" svg:width="1.523cm" svg:height="0.629cm" svg:x="7.035cm" svg:y="4.167cm">
          <text:p text:style-name="P1"><text:span text:style-name="T1">FilterList</text:span></text:p>
        </draw:rect>
        <draw:rect draw:style-name="gr1" draw:text-style-name="P2" xml:id="id7" draw:id="id7" draw:layer="layout" svg:width="1.523cm" svg:height="0.635cm" svg:x="8.355cm" svg:y="5.618cm">
          <text:p text:style-name="P1"><text:span text:style-name="T1">Filter</text:span></text:p>
        </draw:rect>
        <draw:rect draw:style-name="gr1" draw:text-style-name="P2" xml:id="id4" draw:id="id4" draw:layer="layout" svg:width="2.921cm" svg:height="0.635cm" svg:x="5.318cm" svg:y="7.993cm">
          <text:p text:style-name="P1"><text:span text:style-name="T1">RecommendParam</text:span></text:p>
        </draw:rect>
        <draw:rect draw:style-name="gr1" draw:text-style-name="P2" xml:id="id2" draw:id="id2" draw:layer="layout" svg:width="2.159cm" svg:height="0.635cm" svg:x="4.521cm" svg:y="6.942cm">
          <text:p text:style-name="P1"><text:span text:style-name="T1">RatingVector</text:span></text:p>
        </draw:rect>
        <draw:rect draw:style-name="gr1" draw:text-style-name="P2" xml:id="id3" draw:id="id3" draw:layer="layout" svg:width="2.159cm" svg:height="0.635cm" svg:x="6.896cm" svg:y="6.942cm">
          <text:p text:style-name="P1"><text:span text:style-name="T1">Profile</text:span></text:p>
        </draw:rect>
        <draw:connector draw:style-name="gr2" draw:text-style-name="P1" draw:layer="layout" draw:type="line" svg:x1="6.769cm" svg:y1="6.253cm" svg:x2="5.6cm" svg:y2="6.942cm" draw:start-shape="id1" draw:start-glue-point="2" draw:end-shape="id2" draw:end-glue-point="0" svg:d="M6769 6253l-1169 689">
          <text:p/>
        </draw:connector>
        <draw:connector draw:style-name="gr2" draw:text-style-name="P1" draw:layer="layout" draw:type="line" svg:x1="6.769cm" svg:y1="6.253cm" svg:x2="7.975cm" svg:y2="6.942cm" draw:start-shape="id1" draw:start-glue-point="2" draw:end-shape="id3" draw:end-glue-point="0" svg:d="M6769 6253l1206 689">
          <text:p/>
        </draw:connector>
        <draw:connector draw:style-name="gr3" draw:text-style-name="P1" draw:layer="layout" draw:type="line" svg:x1="6.769cm" svg:y1="6.253cm" svg:x2="6.778cm" svg:y2="7.993cm" draw:start-shape="id1" draw:start-glue-point="2" draw:end-shape="id4" draw:end-glue-point="0" svg:d="M6769 6253l9 1740">
          <text:p/>
        </draw:connector>
        <draw:connector draw:style-name="gr2" draw:text-style-name="P1" draw:layer="layout" draw:type="line" svg:x1="6.769cm" svg:y1="5.618cm" svg:x2="5.737cm" svg:y2="4.802cm" draw:start-shape="id1" draw:start-glue-point="0" draw:end-shape="id5" draw:end-glue-point="2" svg:d="M6769 5618l-1032-816">
          <text:p/>
        </draw:connector>
        <draw:connector draw:style-name="gr2" draw:text-style-name="P1" draw:layer="layout" draw:type="line" svg:x1="6.77cm" svg:y1="5.619cm" svg:x2="7.796cm" svg:y2="4.796cm" draw:end-shape="id6" draw:end-glue-point="2" svg:d="M6770 5619l1026-823">
          <text:p/>
        </draw:connector>
        <draw:connector draw:style-name="gr4" draw:text-style-name="P1" draw:layer="layout" draw:type="line" svg:x1="9.116cm" svg:y1="5.618cm" svg:x2="7.796cm" svg:y2="4.796cm" draw:start-shape="id7" draw:start-glue-point="0" draw:end-shape="id6" draw:end-glue-point="2" svg:d="M9116 5618l-1320-822">
          <text:p/>
        </draw:connector>
        <draw:frame draw:style-name="gr5" draw:text-style-name="P3" draw:layer="layout" svg:width="0.93cm" svg:height="0.573cm" svg:x="8.101cm" svg:y="4.683cm">
          <draw:text-box>
            <text:p><text:span text:style-name="T2">0..*</text:span></text:p>
          </draw:text-box>
        </draw:frame>
        <draw:frame draw:style-name="gr5" draw:text-style-name="P3" draw:layer="layout" svg:width="0.93cm" svg:height="0.573cm" svg:x="8.901cm" svg:y="5.184cm">
          <draw:text-box>
            <text:p><text:span text:style-name="T2">1..*</text:span></text:p>
          </draw:text-box>
        </draw:frame>
        <draw:rect draw:style-name="gr1" draw:text-style-name="P2" xml:id="id8" draw:id="id8" draw:layer="layout" svg:width="2.286cm" svg:height="0.635cm" svg:x="12.295cm" svg:y="6.654cm">
          <text:p text:style-name="P1"><text:span text:style-name="T1">Recommender</text:span></text:p>
        </draw:rect>
        <draw:rect draw:style-name="gr1" draw:text-style-name="P2" xml:id="id9" draw:id="id9" draw:layer="layout" svg:width="1.278cm" svg:height="0.635cm" svg:x="15.343cm" svg:y="6.654cm">
          <text:p text:style-name="P1"><text:span text:style-name="T1">Alg</text:span></text:p>
        </draw:rect>
        <draw:rect draw:style-name="gr1" draw:text-style-name="P2" xml:id="id12" draw:id="id12" draw:layer="layout" svg:width="2.921cm" svg:height="0.635cm" svg:x="10.29cm" svg:y="9.167cm">
          <text:p text:style-name="P1"><text:span text:style-name="T1">ModelBasedCBF</text:span></text:p>
        </draw:rect>
        <draw:rect draw:style-name="gr1" draw:text-style-name="P2" xml:id="id10" draw:id="id10" draw:layer="layout" svg:width="4.326cm" svg:height="0.635cm" svg:x="11.271cm" svg:y="5.46cm">
          <text:p text:style-name="P1"><text:span text:style-name="T1">MemoryBasedRecommender</text:span></text:p>
        </draw:rect>
        <draw:rect draw:style-name="gr1" draw:text-style-name="P2" xml:id="id11" draw:id="id11" draw:layer="layout" svg:width="4.318cm" svg:height="0.635cm" svg:x="11.279cm" svg:y="7.878cm">
          <text:p text:style-name="P1"><text:span text:style-name="T1">ModelBasedRecommender</text:span></text:p>
        </draw:rect>
        <draw:connector draw:style-name="gr6" draw:text-style-name="P1" draw:layer="layout" draw:type="line" svg:x1="14.581cm" svg:y1="6.971cm" svg:x2="15.343cm" svg:y2="6.971cm" draw:start-shape="id8" draw:start-glue-point="1" draw:end-shape="id9" draw:end-glue-point="3" svg:d="M14581 6971h762">
          <text:p/>
        </draw:connector>
        <draw:connector draw:style-name="gr7" draw:text-style-name="P1" draw:layer="layout" draw:type="line" svg:x1="13.434cm" svg:y1="6.095cm" svg:x2="13.438cm" svg:y2="6.654cm" draw:start-shape="id10" draw:start-glue-point="2" draw:end-shape="id8" svg:d="M13434 6095l4 559">
          <text:p/>
        </draw:connector>
        <draw:connector draw:style-name="gr7" draw:text-style-name="P1" draw:layer="layout" draw:type="line" svg:x1="13.438cm" svg:y1="7.878cm" svg:x2="13.438cm" svg:y2="7.289cm" draw:start-shape="id11" draw:start-glue-point="0" draw:end-shape="id8" draw:end-glue-point="2" svg:d="M13438 7878v-589">
          <text:p/>
        </draw:connector>
        <draw:rect draw:style-name="gr1" draw:text-style-name="P2" xml:id="id13" draw:id="id13" draw:layer="layout" svg:width="2.921cm" svg:height="0.635cm" svg:x="13.692cm" svg:y="9.167cm">
          <text:p text:style-name="P1"><text:span text:style-name="T1">ModelBasedCF</text:span></text:p>
        </draw:rect>
        <draw:connector draw:style-name="gr7" draw:text-style-name="P1" draw:layer="layout" draw:type="line" svg:x1="11.75cm" svg:y1="9.167cm" svg:x2="13.438cm" svg:y2="8.513cm" draw:start-shape="id12" draw:start-glue-point="0" draw:end-shape="id11" draw:end-glue-point="2" svg:d="M11750 9167l1688-654">
          <text:p/>
        </draw:connector>
        <draw:connector draw:style-name="gr7" draw:text-style-name="P1" draw:layer="layout" draw:type="line" svg:x1="15.152cm" svg:y1="9.167cm" svg:x2="13.438cm" svg:y2="8.513cm" draw:start-shape="id13" draw:start-glue-point="0" draw:end-shape="id11" draw:end-glue-point="2" svg:d="M15152 9167l-1714-654">
          <text:p/>
        </draw:connector>
        <draw:rect draw:style-name="gr1" draw:text-style-name="P2" xml:id="id14" draw:id="id14" draw:layer="layout" svg:width="2.921cm" svg:height="0.635cm" svg:x="10.291cm" svg:y="4.167cm">
          <text:p text:style-name="P1"><text:span text:style-name="T1">MemoryBasedCBF</text:span></text:p>
        </draw:rect>
        <draw:rect draw:style-name="gr1" draw:text-style-name="P2" xml:id="id15" draw:id="id15" draw:layer="layout" svg:width="2.921cm" svg:height="0.635cm" svg:x="13.693cm" svg:y="4.167cm">
          <text:p text:style-name="P1"><text:span text:style-name="T1">MemoryBasedCF</text:span></text:p>
        </draw:rect>
        <draw:connector draw:style-name="gr7" draw:text-style-name="P1" draw:layer="layout" draw:type="line" svg:x1="11.751cm" svg:y1="4.802cm" svg:x2="13.434cm" svg:y2="5.46cm" draw:start-shape="id14" draw:start-glue-point="2" draw:end-shape="id10" draw:end-glue-point="0" svg:d="M11751 4802l1683 658">
          <text:p/>
        </draw:connector>
        <draw:connector draw:style-name="gr7" draw:text-style-name="P1" draw:layer="layout" draw:type="line" svg:x1="15.153cm" svg:y1="4.802cm" svg:x2="13.434cm" svg:y2="5.46cm" draw:start-shape="id15" draw:start-glue-point="2" draw:end-shape="id10" draw:end-glue-point="0" svg:d="M15153 4802l-1719 658">
          <text:p/>
        </draw:connector>
        <draw:rect draw:style-name="gr1" draw:text-style-name="P2" draw:layer="layout" svg:width="3.81cm" svg:height="0.635cm" draw:transform="rotate (1.5707963267946) translate (10.29cm 8.889cm)">
          <text:p text:style-name="P1"><text:span text:style-name="T1">CompositeRecommender</text:span></text:p>
        </draw:rect>
        <draw:line draw:style-name="gr8" draw:text-style-name="P1" draw:layer="layout" svg:x1="10.923cm" svg:y1="6.73cm" svg:x2="12.295cm" svg:y2="6.73cm">
          <text:p/>
        </draw:line>
        <draw:line draw:style-name="gr9" draw:text-style-name="P1" draw:layer="layout" svg:x1="10.923cm" svg:y1="7.137cm" svg:x2="12.295cm" svg:y2="7.137cm">
          <text:p/>
        </draw:line>
        <draw:frame draw:style-name="gr5" draw:text-style-name="P3" draw:layer="layout" svg:width="0.93cm" svg:height="0.573cm" svg:x="11.584cm" svg:y="7.137cm">
          <draw:text-box>
            <text:p><text:span text:style-name="T2">1..*</text:span></text:p>
          </draw:text-box>
        </draw:frame>
        <draw:frame draw:style-name="gr5" draw:text-style-name="P3" draw:layer="layout" svg:width="0.93cm" svg:height="0.573cm" svg:x="10.757cm" svg:y="7.137cm">
          <draw:text-box>
            <text:p><text:span text:style-name="T2">0..*</text:span></text:p>
          </draw:text-box>
        </draw:frame>
        <draw:rect draw:style-name="gr1" draw:text-style-name="P2" xml:id="id20" draw:id="id20" draw:layer="layout" svg:width="2.286cm" svg:height="0.635cm" draw:transform="rotate (1.5707963267946) translate (5.03cm 12.581cm)">
          <text:p text:style-name="P1"><text:span text:style-name="T1">Recommender</text:span></text:p>
        </draw:rect>
        <draw:rect draw:style-name="gr1" draw:text-style-name="P2" xml:id="id18" draw:id="id18" draw:layer="layout" svg:width="4.326cm" svg:height="0.635cm" svg:x="5.022cm" svg:y="9.482cm">
          <text:p text:style-name="P1"><text:span text:style-name="T1">MemoryBasedRecommender</text:span></text:p>
        </draw:rect>
        <draw:rect draw:style-name="gr1" draw:text-style-name="P2" xml:id="id16" draw:id="id16" draw:layer="layout" svg:width="4.318cm" svg:height="0.635cm" svg:x="5.03cm" svg:y="12.8cm">
          <text:p text:style-name="P1"><text:span text:style-name="T1">ModelBasedRecommender</text:span></text:p>
        </draw:rect>
        <draw:rect draw:style-name="gr1" draw:text-style-name="P2" xml:id="id17" draw:id="id17" draw:layer="layout" svg:width="1.27cm" svg:height="0.635cm" svg:x="6.554cm" svg:y="11.784cm">
          <text:p text:style-name="P1"><text:span text:style-name="T1">KBase</text:span></text:p>
        </draw:rect>
        <draw:rect draw:style-name="gr1" draw:text-style-name="P2" xml:id="id19" draw:id="id19" draw:layer="layout" svg:width="1.27cm" svg:height="0.635cm" svg:x="6.554cm" svg:y="10.549cm">
          <text:p text:style-name="P1"><text:span text:style-name="T1">Dataset</text:span></text:p>
        </draw:rect>
        <draw:connector draw:style-name="gr10" draw:text-style-name="P1" draw:layer="layout" draw:type="line" svg:x1="7.189cm" svg:y1="12.8cm" svg:x2="7.189cm" svg:y2="12.419cm" draw:start-shape="id16" draw:start-glue-point="0" draw:end-shape="id17" draw:end-glue-point="2" svg:d="M7189 12800v-381">
          <text:p/>
        </draw:connector>
        <draw:connector draw:style-name="gr2" draw:text-style-name="P1" draw:layer="layout" draw:type="line" svg:x1="7.185cm" svg:y1="10.117cm" svg:x2="7.189cm" svg:y2="10.549cm" draw:start-shape="id18" draw:start-glue-point="2" draw:end-shape="id19" draw:end-glue-point="0" svg:d="M7185 10117l4 432">
          <text:p/>
        </draw:connector>
        <draw:connector draw:style-name="gr11" draw:text-style-name="P1" draw:layer="layout" draw:type="line" svg:x1="7.189cm" svg:y1="11.784cm" svg:x2="7.189cm" svg:y2="11.184cm" draw:start-shape="id17" draw:start-glue-point="0" draw:end-shape="id19" draw:end-glue-point="2" svg:d="M7189 11784v-600">
          <text:p/>
        </draw:connector>
        <draw:connector draw:style-name="gr7" draw:text-style-name="P1" draw:layer="layout" draw:type="lines" svg:x1="5.022cm" svg:y1="9.799cm" svg:x2="5.03cm" svg:y2="11.438cm" draw:start-shape="id18" draw:start-glue-point="3" draw:end-shape="id20" draw:end-glue-point="0" svg:d="M5022 9799h-501l8 1639h501">
          <text:p/>
        </draw:connector>
        <draw:connector draw:style-name="gr7" draw:text-style-name="P1" draw:layer="layout" svg:x1="5.03cm" svg:y1="13.117cm" svg:x2="5.03cm" svg:y2="11.438cm" draw:start-shape="id16" draw:start-glue-point="3" draw:end-shape="id20" draw:end-glue-point="0" svg:d="M5030 13117h-501v-1679h501">
          <text:p/>
        </draw:connector>
        <draw:line draw:style-name="gr12" draw:text-style-name="P1" draw:layer="layout" svg:x1="5.665cm" svg:y1="10.803cm" svg:x2="6.554cm" svg:y2="10.803cm">
          <text:p/>
        </draw:line>
        <draw:rect draw:style-name="gr1" draw:text-style-name="P2" xml:id="id22" draw:id="id22" draw:layer="layout" svg:width="1.397cm" svg:height="0.635cm" svg:x="12.873cm" svg:y="12.701cm">
          <text:p text:style-name="P1"><text:span text:style-name="T1">Dataset</text:span></text:p>
        </draw:rect>
        <draw:rect draw:style-name="gr1" draw:text-style-name="P2" xml:id="id21" draw:id="id21" draw:layer="layout" svg:width="1.524cm" svg:height="0.629cm" svg:x="11.987cm" svg:y="13.856cm">
          <text:p text:style-name="P1"><text:span text:style-name="T1">Scanner</text:span></text:p>
        </draw:rect>
        <draw:rect draw:style-name="gr1" draw:text-style-name="P2" xml:id="id23" draw:id="id23" draw:layer="layout" svg:width="1.523cm" svg:height="0.629cm" svg:x="13.701cm" svg:y="13.85cm">
          <text:p text:style-name="P1"><text:span text:style-name="T1">Snapshot</text:span></text:p>
        </draw:rect>
        <draw:rect draw:style-name="gr1" draw:text-style-name="P2" xml:id="id28" draw:id="id28" draw:layer="layout" svg:width="1.27cm" svg:height="0.635cm" svg:x="10.776cm" svg:y="12.701cm">
          <text:p text:style-name="P1"><text:span text:style-name="T1">Context</text:span></text:p>
        </draw:rect>
        <draw:rect draw:style-name="gr1" draw:text-style-name="P2" xml:id="id26" draw:id="id26" draw:layer="layout" svg:width="2.159cm" svg:height="0.635cm" svg:x="14.808cm" svg:y="14.606cm">
          <text:p text:style-name="P1"><text:span text:style-name="T1">CTSManager</text:span></text:p>
        </draw:rect>
        <draw:rect draw:style-name="gr1" draw:text-style-name="P2" xml:id="id24" draw:id="id24" draw:layer="layout" svg:width="2.159cm" svg:height="0.635cm" svg:x="11.987cm" svg:y="10.825cm">
          <text:p text:style-name="P1"><text:span text:style-name="T1">RatingVector</text:span></text:p>
        </draw:rect>
        <draw:rect draw:style-name="gr1" draw:text-style-name="P2" xml:id="id27" draw:id="id27" draw:layer="layout" svg:width="1.421cm" svg:height="0.635cm" svg:x="15.162cm" svg:y="10.825cm">
          <text:p text:style-name="P1"><text:span text:style-name="T1">Profile</text:span></text:p>
        </draw:rect>
        <draw:frame draw:style-name="gr5" draw:text-style-name="P3" draw:layer="layout" svg:width="0.93cm" svg:height="0.573cm" svg:x="12.355cm" svg:y="11.345cm">
          <draw:text-box>
            <text:p><text:span text:style-name="T2">0..*</text:span></text:p>
          </draw:text-box>
        </draw:frame>
        <draw:frame draw:style-name="gr13" draw:text-style-name="P3" draw:layer="layout" svg:width="0.934cm" svg:height="0.573cm" svg:x="12.622cm" svg:y="12.234cm">
          <draw:text-box>
            <text:p><text:span text:style-name="T2">0..1</text:span></text:p>
          </draw:text-box>
        </draw:frame>
        <draw:rect draw:style-name="gr1" draw:text-style-name="P2" xml:id="id25" draw:id="id25" draw:layer="layout" svg:width="1.651cm" svg:height="0.635cm" svg:x="15.051cm" svg:y="12.701cm">
          <text:p text:style-name="P1"><text:span text:style-name="T1">Provider</text:span></text:p>
        </draw:rect>
        <draw:connector draw:style-name="gr7" draw:text-style-name="P1" draw:layer="layout" draw:type="line" svg:x1="12.749cm" svg:y1="13.856cm" svg:x2="13.571cm" svg:y2="13.336cm" draw:start-shape="id21" draw:start-glue-point="0" draw:end-shape="id22" draw:end-glue-point="2" svg:d="M12749 13856l822-520">
          <text:p/>
        </draw:connector>
        <draw:connector draw:style-name="gr7" draw:text-style-name="P1" draw:layer="layout" draw:type="line" svg:x1="14.462cm" svg:y1="13.85cm" svg:x2="13.571cm" svg:y2="13.336cm" draw:start-shape="id23" draw:start-glue-point="0" draw:end-shape="id22" draw:end-glue-point="2" svg:d="M14462 13850l-891-514">
          <text:p/>
        </draw:connector>
        <draw:connector draw:style-name="gr4" draw:text-style-name="P1" draw:layer="layout" draw:type="line" svg:x1="13.066cm" svg:y1="11.46cm" svg:x2="13.571cm" svg:y2="12.701cm" draw:start-shape="id24" draw:start-glue-point="2" draw:end-shape="id22" draw:end-glue-point="0" svg:d="M13066 11460l505 1241">
          <text:p/>
        </draw:connector>
        <draw:connector draw:style-name="gr12" draw:text-style-name="P1" draw:layer="layout" draw:type="line" svg:x1="14.27cm" svg:y1="13.018cm" svg:x2="15.051cm" svg:y2="13.018cm" draw:start-shape="id22" draw:start-glue-point="1" draw:end-shape="id25" draw:end-glue-point="3" svg:d="M14270 13018h781">
          <text:p/>
        </draw:connector>
        <draw:connector draw:style-name="gr2" draw:text-style-name="P1" draw:layer="layout" draw:type="line" svg:x1="15.876cm" svg:y1="13.336cm" svg:x2="15.887cm" svg:y2="14.606cm" draw:start-shape="id25" draw:start-glue-point="2" draw:end-shape="id26" draw:end-glue-point="0" svg:d="M15876 13336l11 1270">
          <text:p/>
        </draw:connector>
        <draw:connector draw:style-name="gr12" draw:text-style-name="P1" draw:layer="layout" draw:type="line" svg:x1="15.876cm" svg:y1="12.701cm" svg:x2="15.872cm" svg:y2="11.46cm" draw:start-shape="id25" draw:start-glue-point="0" draw:end-shape="id27" draw:end-glue-point="2" svg:d="M15876 12701l-4-1241">
          <text:p/>
        </draw:connector>
        <draw:connector draw:style-name="gr4" draw:text-style-name="P1" draw:layer="layout" draw:type="line" svg:x1="15.162cm" svg:y1="11.142cm" svg:x2="13.571cm" svg:y2="12.701cm" draw:start-shape="id27" draw:start-glue-point="3" draw:end-shape="id22" draw:end-glue-point="0" svg:d="M15162 11142l-1591 1559">
          <text:p/>
        </draw:connector>
        <draw:frame draw:style-name="gr13" draw:text-style-name="P3" draw:layer="layout" svg:width="0.934cm" svg:height="0.573cm" svg:x="13.765cm" svg:y="12.235cm">
          <draw:text-box>
            <text:p><text:span text:style-name="T2">0..1</text:span></text:p>
          </draw:text-box>
        </draw:frame>
        <draw:frame draw:style-name="gr5" draw:text-style-name="P3" draw:layer="layout" svg:width="0.93cm" svg:height="0.573cm" svg:x="14.455cm" svg:y="10.846cm">
          <draw:text-box>
            <text:p><text:span text:style-name="T2">0..*</text:span></text:p>
          </draw:text-box>
        </draw:frame>
        <draw:connector draw:style-name="gr12" draw:text-style-name="P1" draw:layer="layout" draw:type="line" svg:x1="12.873cm" svg:y1="13.018cm" svg:x2="12.046cm" svg:y2="13.018cm" draw:start-shape="id22" draw:start-glue-point="3" draw:end-shape="id28" draw:end-glue-point="1" svg:d="M12873 13018h-827">
          <text:p/>
        </draw:connector>
        <draw:rect draw:style-name="gr1" draw:text-style-name="P2" xml:id="id29" draw:id="id29" draw:layer="layout" svg:width="1.146cm" svg:height="0.635cm" svg:x="10.076cm" svg:y="11.602cm">
          <text:p text:style-name="P1"><text:span text:style-name="T1">Rating</text:span></text:p>
        </draw:rect>
        <draw:connector draw:style-name="gr14" draw:text-style-name="P1" draw:layer="layout" draw:type="line" svg:x1="10.649cm" svg:y1="11.602cm" svg:x2="11.987cm" svg:y2="11.142cm" draw:start-shape="id29" draw:start-glue-point="0" draw:end-shape="id24" draw:end-glue-point="3" svg:d="M10649 11602l1338-460">
          <text:p/>
        </draw:connector>
        <draw:connector draw:style-name="gr2" draw:text-style-name="P1" draw:layer="layout" draw:type="line" svg:x1="10.649cm" svg:y1="12.237cm" svg:x2="11.411cm" svg:y2="12.701cm" draw:start-shape="id29" draw:start-glue-point="2" draw:end-shape="id28" draw:end-glue-point="0" svg:d="M10649 12237l762 464">
          <text:p/>
        </draw:connector>
        <draw:frame draw:style-name="gr5" draw:text-style-name="P3" draw:layer="layout" svg:width="0.93cm" svg:height="0.573cm" svg:x="10.055cm" svg:y="11.146cm">
          <draw:text-box>
            <text:p><text:span text:style-name="T2">0..*</text:span></text:p>
          </draw:text-box>
        </draw:frame>
        <draw:frame draw:style-name="gr15" draw:text-style-name="P3" draw:layer="layout" svg:width="0.646cm" svg:height="0.573cm" svg:x="11.455cm" svg:y="10.671cm">
          <draw:text-box>
            <text:p><text:span text:style-name="T2">1</text:span></text:p>
          </draw:text-box>
        </draw:frame>
        <draw:rect draw:style-name="gr1" draw:text-style-name="P2" xml:id="id35" draw:id="id35" draw:layer="layout" svg:width="1.524cm" svg:height="0.635cm" svg:x="7.55cm" svg:y="14.65cm">
          <text:p text:style-name="P1"><text:span text:style-name="T1">Location</text:span></text:p>
        </draw:rect>
        <draw:rect draw:style-name="gr1" draw:text-style-name="P2" xml:id="id30" draw:id="id30" draw:layer="layout" svg:width="1.524cm" svg:height="0.635cm" svg:x="5.961cm" svg:y="15.266cm">
          <text:p text:style-name="P1"><text:span text:style-name="T1">Province</text:span></text:p>
        </draw:rect>
        <draw:rect draw:style-name="gr1" draw:text-style-name="P2" xml:id="id36" draw:id="id36" draw:layer="layout" svg:width="1.524cm" svg:height="0.635cm" svg:x="9.239cm" svg:y="15.266cm">
          <text:p text:style-name="P1"><text:span text:style-name="T1">City</text:span></text:p>
        </draw:rect>
        <draw:rect draw:style-name="gr1" draw:text-style-name="P2" xml:id="id31" draw:id="id31" draw:layer="layout" svg:width="2.268cm" svg:height="0.635cm" svg:x="4.548cm" svg:y="16.182cm">
          <text:p text:style-name="P1"><text:span text:style-name="T1">Suburb District</text:span></text:p>
        </draw:rect>
        <draw:rect draw:style-name="gr1" draw:text-style-name="P2" xml:id="id32" draw:id="id32" draw:layer="layout" svg:width="1.225cm" svg:height="0.635cm" svg:x="6.892cm" svg:y="16.182cm">
          <text:p text:style-name="P1"><text:span text:style-name="T1">Town</text:span></text:p>
        </draw:rect>
        <draw:rect draw:style-name="gr1" draw:text-style-name="P2" xml:id="id33" draw:id="id33" draw:layer="layout" svg:width="1.219cm" svg:height="0.635cm" svg:x="8.248cm" svg:y="16.183cm">
          <text:p text:style-name="P1"><text:span text:style-name="T1">District</text:span></text:p>
        </draw:rect>
        <draw:rect draw:style-name="gr1" draw:text-style-name="P2" xml:id="id34" draw:id="id34" draw:layer="layout" svg:width="1.651cm" svg:height="0.635cm" svg:x="9.545cm" svg:y="16.183cm">
          <text:p text:style-name="P1"><text:span text:style-name="T1">Small City</text:span></text:p>
        </draw:rect>
        <draw:connector draw:style-name="gr16" draw:text-style-name="P1" draw:layer="layout" draw:type="line" svg:x1="6.723cm" svg:y1="15.901cm" svg:x2="5.682cm" svg:y2="16.182cm" draw:start-shape="id30" draw:start-glue-point="2" draw:end-shape="id31" draw:end-glue-point="0" svg:d="M6723 15901l-1041 281">
          <text:p/>
        </draw:connector>
        <draw:connector draw:style-name="gr16" draw:text-style-name="P1" draw:layer="layout" draw:type="line" svg:x1="6.723cm" svg:y1="15.901cm" svg:x2="7.504cm" svg:y2="16.182cm" draw:start-shape="id30" draw:start-glue-point="2" draw:end-shape="id32" draw:end-glue-point="0" svg:d="M6723 15901l781 281">
          <text:p/>
        </draw:connector>
        <draw:connector draw:style-name="gr16" draw:text-style-name="P1" draw:layer="layout" draw:type="line" svg:x1="10.001cm" svg:y1="15.901cm" svg:x2="8.857cm" svg:y2="16.183cm" draw:end-shape="id33" draw:end-glue-point="0" svg:d="M10001 15901l-1144 282">
          <text:p/>
        </draw:connector>
        <draw:connector draw:style-name="gr16" draw:text-style-name="P1" draw:layer="layout" draw:type="line" svg:x1="10.001cm" svg:y1="15.901cm" svg:x2="10.37cm" svg:y2="16.183cm" draw:end-shape="id34" draw:end-glue-point="0" svg:d="M10001 15901l369 282">
          <text:p/>
        </draw:connector>
        <draw:connector draw:style-name="gr16" draw:text-style-name="P1" draw:layer="layout" draw:type="line" svg:x1="8.312cm" svg:y1="15.285cm" svg:x2="7.485cm" svg:y2="15.583cm" draw:start-shape="id35" draw:start-glue-point="2" draw:end-shape="id30" draw:end-glue-point="1" svg:d="M8312 15285l-827 298">
          <text:p/>
        </draw:connector>
        <draw:connector draw:style-name="gr16" draw:text-style-name="P1" draw:layer="layout" draw:type="line" svg:x1="8.312cm" svg:y1="15.285cm" svg:x2="9.239cm" svg:y2="15.583cm" draw:start-shape="id35" draw:start-glue-point="2" draw:end-shape="id36" draw:end-glue-point="3" svg:d="M8312 15285l927 298">
          <text:p/>
        </draw:connector>
        <draw:rect draw:style-name="gr1" draw:text-style-name="P2" xml:id="id37" draw:id="id37" draw:layer="layout" svg:width="2.032cm" svg:height="0.635cm" svg:x="12.789cm" svg:y="18.945cm">
          <text:p text:style-name="P1"><text:span text:style-name="T1">CTSManager</text:span></text:p>
        </draw:rect>
        <draw:rect draw:style-name="gr1" draw:text-style-name="P2" draw:layer="layout" svg:width="2.032cm" svg:height="0.635cm" svg:x="12.789cm" svg:y="20.26cm">
          <text:p text:style-name="P1"><text:span text:style-name="T1">Data::Profile</text:span></text:p>
        </draw:rect>
        <draw:connector draw:style-name="gr12" draw:text-style-name="P1" draw:layer="layout" draw:type="line" svg:x1="13.805cm" svg:y1="19.38cm" svg:x2="13.805cm" svg:y2="20.06cm" svg:d="M13805 19380v680">
          <text:p/>
        </draw:connector>
        <draw:rect draw:style-name="gr1" draw:text-style-name="P2" xml:id="id38" draw:id="id38" draw:layer="layout" svg:width="2.54cm" svg:height="0.635cm" svg:x="12.535cm" svg:y="17.548cm">
          <text:p text:style-name="P1"><text:span text:style-name="T1">ContextTemplate</text:span></text:p>
        </draw:rect>
        <draw:connector draw:style-name="gr12" draw:text-style-name="P1" draw:layer="layout" draw:type="line" svg:x1="13.805cm" svg:y1="18.945cm" svg:x2="13.805cm" svg:y2="18.183cm" draw:start-shape="id37" draw:start-glue-point="0" draw:end-shape="id38" draw:end-glue-point="2" svg:d="M13805 18945v-762">
          <text:p/>
        </draw:connector>
        <draw:rect draw:style-name="gr1" draw:text-style-name="P2" draw:layer="layout" svg:width="3.718cm" svg:height="0.635cm" draw:transform="rotate (1.5707963267946) translate (11.119cm 20.914cm)">
          <text:p text:style-name="P1"><text:span text:style-name="T1">ContextTemplateSchema</text:span></text:p>
        </draw:rect>
        <draw:rect draw:style-name="gr1" draw:text-style-name="P2" xml:id="id39" draw:id="id39" draw:layer="layout" svg:width="1.357cm" svg:height="0.635cm" svg:x="15.61cm" svg:y="17.548cm">
          <text:p text:style-name="P1"><text:span text:style-name="T1">Context</text:span></text:p>
        </draw:rect>
        <draw:connector draw:style-name="gr12" draw:text-style-name="P1" draw:layer="layout" draw:type="line" svg:x1="13.805cm" svg:y1="18.946cm" svg:x2="16.288cm" svg:y2="18.183cm" draw:end-shape="id39" draw:end-glue-point="2" svg:d="M13805 18946l2483-763">
          <text:p/>
        </draw:connector>
        <draw:connector draw:style-name="gr2" draw:text-style-name="P1" draw:layer="layout" draw:type="line" svg:x1="15.61cm" svg:y1="17.865cm" svg:x2="15.075cm" svg:y2="17.865cm" draw:start-shape="id39" draw:start-glue-point="3" draw:end-shape="id38" draw:end-glue-point="1" svg:d="M15610 17865h-535">
          <text:p/>
        </draw:connector>
        <draw:rect draw:style-name="gr1" draw:text-style-name="P2" xml:id="id40" draw:id="id40" draw:layer="layout" svg:width="2.032cm" svg:height="0.635cm" svg:x="14.967cm" svg:y="18.945cm">
          <text:p text:style-name="P1"><text:span text:style-name="T1">ContextValue</text:span></text:p>
        </draw:rect>
        <draw:connector draw:style-name="gr2" draw:text-style-name="P1" draw:layer="layout" draw:type="line" svg:x1="16.288cm" svg:y1="18.183cm" svg:x2="15.983cm" svg:y2="18.945cm" draw:start-shape="id39" draw:start-glue-point="2" draw:end-shape="id40" svg:d="M16288 18183l-305 762">
          <text:p/>
        </draw:connector>
        <draw:rect draw:style-name="gr1" draw:text-style-name="P2" xml:id="id41" draw:id="id41" draw:layer="layout" svg:width="3.175cm" svg:height="0.635cm" svg:x="12.208cm" svg:y="16.132cm">
          <text:p text:style-name="P1"><text:span text:style-name="T1">HierContextTemplate</text:span></text:p>
        </draw:rect>
        <draw:connector draw:style-name="gr6" draw:text-style-name="P1" draw:layer="layout" draw:type="line" svg:x1="13.795cm" svg:y1="16.767cm" svg:x2="13.805cm" svg:y2="17.548cm" draw:start-shape="id41" draw:start-glue-point="2" draw:end-shape="id38" draw:end-glue-point="0" svg:d="M13795 16767l10 781">
          <text:p/>
        </draw:connector>
        <draw:line draw:style-name="gr17" draw:text-style-name="P1" draw:layer="layout" svg:x1="12.521cm" svg:y1="17.775cm" svg:x2="11.741cm" svg:y2="17.775cm">
          <text:p/>
        </draw:line>
        <draw:frame draw:style-name="gr5" draw:text-style-name="P3" draw:layer="layout" svg:width="0.93cm" svg:height="0.573cm" draw:transform="rotate (1.5707963267946) translate (12.082cm 18.561cm)">
          <draw:text-box>
            <text:p><text:span text:style-name="T2">0..*</text:span></text:p>
          </draw:text-box>
        </draw:frame>
        <draw:frame draw:style-name="gr15" draw:text-style-name="P3" draw:layer="layout" svg:width="0.646cm" svg:height="0.573cm" svg:x="11.603cm" svg:y="17.836cm">
          <draw:text-box>
            <text:p><text:span text:style-name="T2">1</text:span></text:p>
          </draw:text-box>
        </draw:frame>
        <draw:line draw:style-name="gr17" draw:text-style-name="P1" draw:layer="layout" svg:x1="14.705cm" svg:y1="17.541cm" svg:x2="14.705cm" svg:y2="16.754cm">
          <text:p/>
        </draw:line>
        <draw:frame draw:style-name="gr13" draw:text-style-name="P3" draw:layer="layout" svg:width="0.934cm" svg:height="0.573cm" svg:x="14.613cm" svg:y="16.708cm">
          <draw:text-box>
            <text:p><text:span text:style-name="T2">0..1</text:span></text:p>
          </draw:text-box>
        </draw:frame>
        <draw:line draw:style-name="gr18" draw:text-style-name="P1" draw:layer="layout" svg:x1="12.775cm" svg:y1="19.269cm" svg:x2="11.741cm" svg:y2="19.269cm">
          <text:p/>
        </draw:line>
        <draw:frame draw:style-name="gr5" draw:text-style-name="P3" draw:layer="layout" svg:width="0.93cm" svg:height="0.573cm" svg:x="14.553cm" svg:y="17.11cm">
          <draw:text-box>
            <text:p><text:span text:style-name="T2">0..*</text:span></text:p>
          </draw:text-box>
        </draw:frame>
        <draw:frame draw:style-name="gr19" draw:text-style-name="P4" draw:layer="layout" svg:width="4.39cm" svg:height="0.619cm" svg:x="5.076cm" svg:y="8.655cm">
          <draw:text-box>
            <text:p><text:span text:style-name="T3">Fig. 6.</text:span><text:span text:style-name="T4"> Recommender diagram</text:span></text:p>
          </draw:text-box>
        </draw:frame>
        <draw:frame draw:style-name="gr20" draw:text-style-name="P4" draw:layer="layout" svg:width="5.207cm" svg:height="0.619cm" svg:x="10.925cm" svg:y="9.898cm">
          <draw:text-box>
            <text:p><text:span text:style-name="T3">Fig. 7.</text:span><text:span text:style-name="T4"> Recommendation algorithms</text:span></text:p>
          </draw:text-box>
        </draw:frame>
        <draw:frame draw:style-name="gr21" draw:text-style-name="P4" draw:layer="layout" svg:width="5.08cm" svg:height="0.979cm" svg:x="4.421cm" svg:y="13.446cm">
          <draw:text-box>
            <text:p><text:span text:style-name="T3">Fig. 8.</text:span><text:span text:style-name="T4"> Relationships among Recommender, Dataset, and KBase</text:span></text:p>
          </draw:text-box>
        </draw:frame>
        <draw:frame draw:style-name="gr19" draw:text-style-name="P4" draw:layer="layout" svg:width="3.556cm" svg:height="0.619cm" svg:x="11.036cm" svg:y="14.635cm">
          <draw:text-box>
            <text:p><text:span text:style-name="T3">Fig. 9.</text:span><text:span text:style-name="T4"> Dataset diagram</text:span></text:p>
          </draw:text-box>
        </draw:frame>
        <draw:frame draw:style-name="gr19" draw:text-style-name="P4" draw:layer="layout" svg:width="5.588cm" svg:height="0.619cm" svg:x="5.172cm" svg:y="16.826cm">
          <draw:text-box>
            <text:p><text:span text:style-name="T3">Fig. 10.</text:span><text:span text:style-name="T4"> Hierarchical context templates</text:span></text:p>
          </draw:text-box>
        </draw:frame>
        <draw:frame draw:style-name="gr19" draw:text-style-name="P4" draw:layer="layout" svg:width="5.334cm" svg:height="0.619cm" svg:x="11.46cm" svg:y="20.912cm">
          <draw:text-box>
            <text:p><text:span text:style-name="T3">Fig. 11.</text:span><text:span text:style-name="T4"> Context information diagram</text:span></text:p>
          </draw:text-box>
        </draw:frame>
        <draw:rect draw:style-name="gr1" draw:text-style-name="P2" xml:id="id42" draw:id="id42" draw:layer="layout" svg:width="2.286cm" svg:height="0.629cm" svg:x="5.564cm" svg:y="19.666cm">
          <text:p text:style-name="P1"><text:span text:style-name="T1">ScannerParser</text:span></text:p>
        </draw:rect>
        <draw:rect draw:style-name="gr1" draw:text-style-name="P2" xml:id="id44" draw:id="id44" draw:layer="layout" svg:width="2.286cm" svg:height="0.629cm" svg:x="8.104cm" svg:y="19.688cm">
          <text:p text:style-name="P1"><text:span text:style-name="T1">SnapshotParser</text:span></text:p>
        </draw:rect>
        <draw:rect draw:style-name="gr1" draw:text-style-name="P2" xml:id="id43" draw:id="id43" draw:layer="layout" svg:width="2.286cm" svg:height="0.629cm" svg:x="6.834cm" svg:y="18.678cm">
          <text:p text:style-name="P1"><text:span text:style-name="T1">DatasetParser</text:span></text:p>
        </draw:rect>
        <draw:connector draw:style-name="gr22" draw:text-style-name="P1" draw:layer="layout" draw:type="line" svg:x1="6.707cm" svg:y1="19.666cm" svg:x2="7.977cm" svg:y2="19.307cm" draw:start-shape="id42" draw:start-glue-point="0" draw:end-shape="id43" draw:end-glue-point="2" svg:d="M6707 19666l1270-359">
          <text:p/>
        </draw:connector>
        <draw:connector draw:style-name="gr22" draw:text-style-name="P1" draw:layer="layout" draw:type="line" svg:x1="9.247cm" svg:y1="19.688cm" svg:x2="7.977cm" svg:y2="19.307cm" draw:start-shape="id44" draw:start-glue-point="0" draw:end-shape="id43" draw:end-glue-point="2" svg:d="M9247 19688l-1270-381">
          <text:p/>
        </draw:connector>
        <draw:rect draw:style-name="gr1" draw:text-style-name="P2" xml:id="id45" draw:id="id45" draw:layer="layout" svg:width="1.524cm" svg:height="0.629cm" svg:x="5.945cm" svg:y="20.653cm">
          <text:p text:style-name="P1"><text:span text:style-name="T1">Scanner</text:span></text:p>
        </draw:rect>
        <draw:connector draw:style-name="gr2" draw:text-style-name="P1" draw:layer="layout" draw:type="line" svg:x1="6.707cm" svg:y1="20.295cm" svg:x2="6.707cm" svg:y2="20.653cm" draw:end-shape="id45" draw:end-glue-point="0" svg:d="M6707 20295v358">
          <text:p/>
        </draw:connector>
        <draw:rect draw:style-name="gr1" draw:text-style-name="P2" xml:id="id46" draw:id="id46" draw:layer="layout" svg:width="1.524cm" svg:height="0.629cm" svg:x="8.485cm" svg:y="20.654cm">
          <text:p text:style-name="P1"><text:span text:style-name="T1">Snapshot</text:span></text:p>
        </draw:rect>
        <draw:connector draw:style-name="gr2" draw:text-style-name="P1" draw:layer="layout" draw:type="line" svg:x1="9.247cm" svg:y1="20.317cm" svg:x2="9.247cm" svg:y2="20.654cm" draw:end-shape="id46" draw:end-glue-point="0" svg:d="M9247 20317v337">
          <text:p/>
        </draw:connector>
        <draw:rect draw:style-name="gr1" draw:text-style-name="P2" xml:id="id47" draw:id="id47" draw:layer="layout" svg:width="1.397cm" svg:height="0.635cm" svg:x="7.266cm" svg:y="17.618cm">
          <text:p text:style-name="P1"><text:span text:style-name="T1">Dataset</text:span></text:p>
        </draw:rect>
        <draw:connector draw:style-name="gr2" draw:text-style-name="P1" draw:layer="layout" draw:type="line" svg:x1="7.977cm" svg:y1="18.678cm" svg:x2="7.964cm" svg:y2="18.253cm" draw:start-shape="id43" draw:start-glue-point="0" draw:end-shape="id47" draw:end-glue-point="2" svg:d="M7977 18678l-13-425">
          <text:p/>
        </draw:connector>
        <draw:frame draw:style-name="gr19" draw:text-style-name="P4" draw:layer="layout" svg:width="3.556cm" svg:height="0.619cm" draw:transform="rotate (1.5707963267946) translate (4.902cm 21.158cm)">
          <draw:text-box>
            <text:p><text:span text:style-name="T3">Fig. 12.</text:span><text:span text:style-name="T4"> Parser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013cm" fo:margin-bottom="6.198cm" fo:margin-left="4.394cm" fo:margin-right="4.39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26T15:40:17.81</meta:creation-date>
    <dc:date>2015-12-26T17:50:08.76</dc:date>
    <dc:creator>Loc Nguyen</dc:creator>
    <meta:editing-duration>PT2H9M36S</meta:editing-duration>
    <meta:editing-cycles>44</meta:editing-cycles>
    <meta:generator>OpenOffice/4.1.1$Win32 OpenOffice.org_project/411m6$Build-9775</meta:generator>
    <meta:document-statistic meta:object-count="122"/>
  </office:meta>
</office:document-meta>
</file>